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543cm" style:rel-column-width="5949*"/>
    </style:style>
    <style:style style:name="Tabelle1.B" style:family="table-column">
      <style:table-column-properties style:column-width="1.831cm" style:rel-column-width="7058*"/>
    </style:style>
    <style:style style:name="Tabelle1.C" style:family="table-column">
      <style:table-column-properties style:column-width="2.205cm" style:rel-column-width="8499*"/>
    </style:style>
    <style:style style:name="Tabelle1.D" style:family="table-column">
      <style:table-column-properties style:column-width="2.887cm" style:rel-column-width="11131*"/>
    </style:style>
    <style:style style:name="Tabelle1.E" style:family="table-column">
      <style:table-column-properties style:column-width="2.184cm" style:rel-column-width="8417*"/>
    </style:style>
    <style:style style:name="Tabelle1.F" style:family="table-column">
      <style:table-column-properties style:column-width="2.491cm" style:rel-column-width="9601*"/>
    </style:style>
    <style:style style:name="Tabelle1.G" style:family="table-column">
      <style:table-column-properties style:column-width="3.859cm" style:rel-column-width="1488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dbb4" officeooo:paragraph-rsid="0017dbb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dbb4" officeooo:paragraph-rsid="0017dbb4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7dbb4" officeooo:paragraph-rsid="0017dbb4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&lt;Insert Name here&gt;</text:p>
      <text:p text:style-name="P4"/>
      <text:p text:style-name="P7">&lt;Insert Description here&gt;</text:p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Stufe</text:p>
            <text:p text:style-name="P1">(EP)</text:p>
          </table:table-cell>
          <table:table-cell table:style-name="Tabelle1.A1" office:value-type="string">
            <text:p text:style-name="P1">Vorteile</text:p>
          </table:table-cell>
          <table:table-cell table:style-name="Tabelle1.A1" office:value-type="string">
            <text:p text:style-name="P1">Attribute</text:p>
          </table:table-cell>
          <table:table-cell table:style-name="Tabelle1.A1" office:value-type="string">
            <text:p text:style-name="P1">Fertigkeiten</text:p>
          </table:table-cell>
          <table:table-cell table:style-name="Tabelle1.A1" office:value-type="string">
            <text:p text:style-name="P1">Magisches</text:p>
            <text:p text:style-name="P1">(Zauber)</text:p>
          </table:table-cell>
          <table:table-cell table:style-name="Tabelle1.A1" office:value-type="string">
            <text:p text:style-name="P1">Wesenkräfte</text:p>
          </table:table-cell>
          <table:table-cell table:style-name="Tabelle1.G1" office:value-type="string">
            <text:p text:style-name="P1">Spez.-&amp;Wissensfert.</text:p>
          </table:table-cell>
        </table:table-row>
        <table:table-row>
          <table:table-cell table:style-name="Tabelle1.A2" office:value-type="string">
            <text:p text:style-name="P3">1</text:p>
            <text:p text:style-name="P3">(1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2</text:p>
            <text:p text:style-name="P3">(3.5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3</text:p>
            <text:p text:style-name="P3">(6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4</text:p>
            <text:p text:style-name="P3">(9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5</text:p>
            <text:p text:style-name="P3">(13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6</text:p>
            <text:p text:style-name="P3">(18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7</text:p>
            <text:p text:style-name="P3">(24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8</text:p>
            <text:p text:style-name="P3">(30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9</text:p>
            <text:p text:style-name="P3">(37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0</text:p>
            <text:p text:style-name="P3">(4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1</text:p>
            <text:p text:style-name="P3">(5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2</text:p>
            <text:p text:style-name="P3">(57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3</text:p>
            <text:p text:style-name="P3">(6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4</text:p>
            <text:p text:style-name="P3">(7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5</text:p>
            <text:p text:style-name="P3">(88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6</text:p>
            <text:p text:style-name="P3">(102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7</text:p>
            <text:p text:style-name="P3">(119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8</text:p>
            <text:p text:style-name="P3">(14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9</text:p>
            <text:p text:style-name="P3">(16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20</text:p>
            <text:p text:style-name="P3">(19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0:35:03.58</meta:creation-date>
    <dc:date>2018-11-20T16:14:21.774839120</dc:date>
    <meta:editing-duration>PT25M58S</meta:editing-duration>
    <meta:editing-cycles>33</meta:editing-cycles>
    <meta:generator>LibreOffice/6.1.3.2$Linux_X86_64 LibreOffice_project/10$Build-2</meta:generator>
    <meta:document-statistic meta:table-count="1" meta:image-count="0" meta:object-count="0" meta:page-count="1" meta:paragraph-count="51" meta:word-count="55" meta:character-count="319" meta:non-whitespace-character-count="315"/>
  </office:meta>
</office:document-meta>
</file>